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let numeroDecimal = parseInt(prompt("Digite um número qualquer para saber o seu em binário: "));</text:p>
      <text:p text:style-name="Standard"/>
      <text:p text:style-name="Standard">let i = 1;</text:p>
      <text:p text:style-name="Standard"/>
      <text:p text:style-name="Standard">do {</text:p>
      <text:p text:style-name="Standard"><text:tab/>var numeroBinario = [parseInt(numeroDecimal % 2)];</text:p>
      <text:p text:style-name="Standard"><text:tab/>i++;</text:p>
      <text:p text:style-name="Standard"><text:tab/>numeroDecimal = parseInt(numeroDecimal / 2);</text:p>
      <text:p text:style-name="Standard"><text:tab/>console.log(`i: ${i}, número decimal: ${numeroDecimal}.`);</text:p>
      <text:p text:style-name="Standard">} while (numeroDecimal != 0);</text:p>
      <text:p text:style-name="Standard"/>
      <text:p text:style-name="Standard">console.log("O número em binário é: ");</text:p>
      <text:p text:style-name="Standard">for (let j = i; j &gt; 0; j--) {</text:p>
      <text:p text:style-name="Standard"><text:s text:c="2"/>console.log(numeroBinario [j]);</text:p>
      <text:p text:style-name="Standard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1T11:53:28.990250899</meta:creation-date>
    <dc:date>2025-10-01T11:53:45.268757234</dc:date>
    <meta:editing-duration>PT17S</meta:editing-duration>
    <meta:editing-cycles>1</meta:editing-cycles>
    <meta:document-statistic meta:table-count="0" meta:image-count="0" meta:object-count="0" meta:page-count="1" meta:paragraph-count="12" meta:word-count="62" meta:character-count="401" meta:non-whitespace-character-count="346"/>
    <meta:generator>LibreOffice/24.2.7.2$Linux_X86_64 LibreOffice_project/420$Build-2</meta:generator>
  </office:meta>
</office:document-meta>
</file>